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Tahoma" svg:font-family="Tahoma" style:font-family-generic="system" style:font-pitch="variable"/>
    <style:font-face style:name="Times" svg:font-family="Times"/>
    <style:font-face style:name="Times New Roman" svg:font-family="'Times New Roman'"/>
  </office:font-face-decls>
  <office:automatic-styles>
    <style:style style:name="Table1" style:family="table">
      <style:table-properties style:width="6.3153in" fo:margin-left="0.6826in" table:align="left"/>
    </style:style>
    <style:style style:name="Table1.A" style:family="table-column">
      <style:table-column-properties style:column-width="3.0646in"/>
    </style:style>
    <style:style style:name="Table1.B" style:family="table-column">
      <style:table-column-properties style:column-width="3.2507in"/>
    </style:style>
    <style:style style:name="Table1.A1" style:family="table-cell">
      <style:table-cell-properties style:writing-mode="page"/>
    </style:style>
    <style:style style:name="P1" style:family="paragraph" style:parent-style-name="Standard">
      <style:text-properties fo:color="#000000" loext:opacity="100%" style:font-name="Times New Roman" fo:font-size="11pt"/>
    </style:style>
    <style:style style:name="P2" style:family="paragraph" style:parent-style-name="Standard">
      <style:text-properties fo:color="#000000" loext:opacity="100%" style:font-name="Times New Roman" fo:font-size="11pt" fo:font-weight="bold"/>
    </style:style>
    <style:style style:name="P3" style:family="paragraph" style:parent-style-name="Standard">
      <style:text-properties fo:color="#000000" loext:opacity="100%" style:font-name="Times New Roman" fo:font-size="11pt" fo:font-weight="bold" style:font-weight-asian="bold" style:font-weight-complex="bold"/>
    </style:style>
    <style:style style:name="P4" style:family="paragraph" style:parent-style-name="Standard">
      <style:text-properties fo:color="#000000" loext:opacity="100%" style:font-name="Times New Roman" fo:font-size="11pt" fo:font-style="italic"/>
    </style:style>
    <style:style style:name="P5" style:family="paragraph" style:parent-style-name="Standard">
      <style:paragraph-properties fo:margin-left="0.5in" fo:margin-right="0in" fo:text-indent="0in" style:auto-text-indent="false"/>
      <style:text-properties fo:color="#000000" loext:opacity="100%" style:font-name="Times New Roman" fo:font-size="11pt"/>
    </style:style>
    <style:style style:name="P6" style:family="paragraph" style:parent-style-name="Standard" style:master-page-name="">
      <loext:graphic-properties draw:fill="none"/>
      <style:paragraph-properties fo:margin-left="0.5in" fo:margin-right="0in" fo:text-indent="0in" style:auto-text-indent="false" style:page-number="auto" fo:background-color="transparent"/>
      <style:text-properties fo:color="#000000" loext:opacity="100%" style:font-name="Times New Roman" fo:font-size="11pt"/>
    </style:style>
    <style:style style:name="P7" style:family="paragraph" style:parent-style-name="Standard">
      <loext:graphic-properties draw:fill="none"/>
      <style:paragraph-properties fo:margin-left="0.5in" fo:margin-right="0in" fo:text-indent="0in" style:auto-text-indent="false" fo:break-before="page" fo:background-color="transparent"/>
      <style:text-properties fo:color="#000000" loext:opacity="100%" style:font-name="Times New Roman" fo:font-size="11pt"/>
    </style:style>
    <style:style style:name="P8" style:family="paragraph" style:parent-style-name="Standard">
      <loext:graphic-properties draw:fill="none"/>
      <style:paragraph-properties fo:margin-left="0.5in" fo:margin-right="0in" fo:text-indent="0in" style:auto-text-indent="false" fo:background-color="transparent"/>
      <style:text-properties fo:color="#000000" loext:opacity="100%" style:font-name="Times New Roman" fo:font-size="11pt" officeooo:rsid="00046236" officeooo:paragraph-rsid="00046236"/>
    </style:style>
    <style:style style:name="P9" style:family="paragraph" style:parent-style-name="Standard" style:master-page-name="">
      <loext:graphic-properties draw:fill="none"/>
      <style:paragraph-properties fo:margin-left="0.5in" fo:margin-right="0in" fo:text-indent="0in" style:auto-text-indent="false" style:page-number="auto" fo:background-color="transparent"/>
      <style:text-properties fo:color="#000000" loext:opacity="100%" style:font-name="Times New Roman" fo:font-size="11pt" officeooo:rsid="00046236"/>
    </style:style>
    <style:style style:name="P10" style:family="paragraph" style:parent-style-name="Standard">
      <style:paragraph-properties fo:margin-left="0.4165in" fo:margin-right="0in" fo:text-indent="0in" style:auto-text-indent="false"/>
      <style:text-properties fo:color="#000000" loext:opacity="100%" style:font-name="Times New Roman" fo:font-size="11pt"/>
    </style:style>
    <style:style style:name="P11" style:family="paragraph" style:parent-style-name="Standard">
      <style:paragraph-properties fo:margin-left="0.4165in" fo:margin-right="0in" fo:text-indent="0in" style:auto-text-indent="false" fo:break-before="page"/>
      <style:text-properties fo:color="#000000" loext:opacity="100%" style:font-name="Times New Roman" fo:font-size="11pt"/>
    </style:style>
    <style:style style:name="P12" style:family="paragraph" style:parent-style-name="Standard">
      <style:paragraph-properties fo:margin-left="0.4366in" fo:margin-right="0in" fo:text-indent="0in" style:auto-text-indent="false"/>
      <style:text-properties fo:color="#000000" loext:opacity="100%" style:font-name="Times New Roman" fo:font-size="11pt"/>
    </style:style>
    <style:style style:name="P13" style:family="paragraph" style:parent-style-name="Standard">
      <style:paragraph-properties fo:margin-left="0.6252in" fo:margin-right="0in" fo:text-indent="-0.2083in" style:auto-text-indent="false"/>
      <style:text-properties fo:color="#000000" loext:opacity="100%" style:font-name="Times New Roman" fo:font-size="11pt"/>
    </style:style>
    <style:style style:name="P14" style:family="paragraph" style:parent-style-name="Standard">
      <style:paragraph-properties fo:margin-left="0.6146in" fo:margin-right="0in" fo:text-indent="-0.2083in" style:auto-text-indent="false"/>
      <style:text-properties fo:color="#000000" loext:opacity="100%" style:font-name="Times New Roman" fo:font-size="11pt"/>
    </style:style>
    <style:style style:name="P15" style:family="paragraph" style:parent-style-name="Standard">
      <style:paragraph-properties fo:margin-left="0.5102in" fo:margin-right="0in" fo:text-indent="0in" style:auto-text-indent="false"/>
      <style:text-properties fo:color="#000000" loext:opacity="100%" style:font-name="Times New Roman" fo:font-size="11pt"/>
    </style:style>
    <style:style style:name="P16" style:family="paragraph" style:parent-style-name="Standard">
      <style:paragraph-properties fo:margin-left="0in" fo:margin-right="0in" fo:text-indent="-0.0102in" style:auto-text-indent="false"/>
      <style:text-properties fo:color="#000000" loext:opacity="100%" style:font-name="Times New Roman" fo:font-size="11pt"/>
    </style:style>
    <style:style style:name="P17" style:family="paragraph" style:parent-style-name="Standard">
      <style:text-properties fo:color="#000000" loext:opacity="100%" style:font-name="Times New Roman" fo:font-size="11pt" officeooo:paragraph-rsid="000a9571"/>
    </style:style>
    <style:style style:name="P18" style:family="paragraph" style:parent-style-name="Standard">
      <loext:graphic-properties draw:fill="none"/>
      <style:paragraph-properties fo:margin-left="0.5in" fo:margin-right="0in" fo:text-indent="0in" style:auto-text-indent="false" fo:background-color="transparent"/>
      <style:text-properties fo:color="#000000" loext:opacity="100%" style:font-name="Times New Roman" fo:font-size="11pt" officeooo:paragraph-rsid="00067b70"/>
    </style:style>
    <style:style style:name="P19" style:family="paragraph" style:parent-style-name="Standard">
      <loext:graphic-properties draw:fill="none"/>
      <style:paragraph-properties fo:margin-left="0.5in" fo:margin-right="0in" fo:text-indent="0in" style:auto-text-indent="false" fo:background-color="transparent"/>
      <style:text-properties fo:color="#000000" loext:opacity="100%" style:font-name="Times New Roman" fo:font-size="11pt" fo:font-style="normal" officeooo:rsid="00081bb2" style:font-style-asian="normal" style:font-style-complex="normal"/>
    </style:style>
    <style:style style:name="P20" style:family="paragraph" style:parent-style-name="Standard">
      <loext:graphic-properties draw:fill="none"/>
      <style:paragraph-properties fo:margin-left="0.5in" fo:margin-right="0in" fo:text-indent="0in" style:auto-text-indent="false" fo:background-color="transparent"/>
      <style:text-properties fo:color="#000000" loext:opacity="100%" style:font-name="Times New Roman" fo:font-size="11pt" fo:font-style="normal" fo:font-weight="normal" officeooo:rsid="0014612b" style:font-style-asian="normal" style:font-weight-asian="normal" style:font-style-complex="normal" style:font-weight-complex="normal"/>
    </style:style>
    <style:style style:name="P21" style:family="paragraph" style:parent-style-name="Standard">
      <loext:graphic-properties draw:fill="none"/>
      <style:paragraph-properties fo:margin-left="0.5in" fo:margin-right="0in" fo:text-indent="0in" style:auto-text-indent="false" fo:background-color="transparent"/>
      <style:text-properties fo:color="#000000" loext:opacity="100%" style:font-name="Times New Roman" fo:font-size="11pt" fo:font-style="normal" fo:font-weight="normal" officeooo:rsid="0014612b" officeooo:paragraph-rsid="0014612b" style:font-style-asian="normal" style:font-weight-asian="normal" style:font-style-complex="normal" style:font-weight-complex="normal"/>
    </style:style>
    <style:style style:name="P22" style:family="paragraph" style:parent-style-name="Standard">
      <style:text-properties fo:color="#000000" loext:opacity="100%" style:font-name="Times New Roman" fo:font-size="11pt" officeooo:rsid="00106761" officeooo:paragraph-rsid="00106761"/>
    </style:style>
    <style:style style:name="P23" style:family="paragraph" style:parent-style-name="Standard">
      <style:text-properties fo:color="#000000" loext:opacity="100%" style:font-name="Times New Roman" fo:font-size="11pt" officeooo:paragraph-rsid="00106761"/>
    </style:style>
    <style:style style:name="P24" style:family="paragraph" style:parent-style-name="Standard">
      <style:paragraph-properties fo:margin-left="0in" fo:margin-right="0in" fo:text-indent="0in" style:auto-text-indent="false"/>
      <style:text-properties fo:color="#000000" loext:opacity="100%" style:font-name="Times New Roman" fo:font-size="11pt"/>
    </style:style>
    <style:style style:name="P25" style:family="paragraph" style:parent-style-name="Standard">
      <style:text-properties fo:color="#000000" loext:opacity="100%" style:font-name="Times New Roman" fo:font-size="11pt" officeooo:paragraph-rsid="0016a904"/>
    </style:style>
    <style:style style:name="P26" style:family="paragraph" style:parent-style-name="Standard">
      <style:paragraph-properties fo:text-align="center" style:justify-single-word="false"/>
      <style:text-properties fo:color="#000000" loext:opacity="100%" style:font-name="Times New Roman" fo:font-size="10pt" officeooo:paragraph-rsid="00067b70"/>
    </style:style>
    <style:style style:name="P27" style:family="paragraph" style:parent-style-name="Standard">
      <style:paragraph-properties fo:text-align="center" style:justify-single-word="false"/>
      <style:text-properties fo:color="#000000" loext:opacity="100%" style:font-name="Times New Roman" fo:font-size="10pt"/>
    </style:style>
    <style:style style:name="P28" style:family="paragraph" style:parent-style-name="Standard">
      <style:paragraph-properties fo:text-align="center" style:justify-single-word="false"/>
      <style:text-properties fo:color="#000000" loext:opacity="100%" style:font-name="Times New Roman" fo:font-size="10pt" officeooo:rsid="0013cb3c" officeooo:paragraph-rsid="0013cb3c"/>
    </style:style>
    <style:style style:name="P29" style:family="paragraph" style:parent-style-name="Standard">
      <style:paragraph-properties fo:text-align="center" style:justify-single-word="false"/>
      <style:text-properties fo:color="#000000" loext:opacity="100%" style:font-name="Times New Roman" fo:font-size="20pt" style:font-size-asian="20pt" style:font-size-complex="20pt"/>
    </style:style>
    <style:style style:name="P30" style:family="paragraph" style:parent-style-name="Standard">
      <loext:graphic-properties draw:fill="none"/>
      <style:paragraph-properties fo:margin-left="0.5in" fo:margin-right="0in" fo:text-indent="0in" style:auto-text-indent="false" fo:background-color="transparent"/>
      <style:text-properties officeooo:paragraph-rsid="00081bb2"/>
    </style:style>
    <style:style style:name="P31" style:family="paragraph" style:parent-style-name="Standard">
      <loext:graphic-properties draw:fill="none"/>
      <style:paragraph-properties fo:margin-left="0.5in" fo:margin-right="0in" fo:text-indent="0in" style:auto-text-indent="false" fo:background-color="transparent"/>
      <style:text-properties officeooo:rsid="0008c0f8" officeooo:paragraph-rsid="0008c0f8"/>
    </style:style>
    <style:style style:name="P32" style:family="paragraph" style:parent-style-name="Standard">
      <style:text-properties fo:color="#000000" loext:opacity="100%" style:font-name="Times New Roman" fo:font-size="11pt"/>
    </style:style>
    <style:style style:name="P33" style:family="paragraph" style:parent-style-name="Standard">
      <loext:graphic-properties draw:fill="none"/>
      <style:paragraph-properties fo:margin-left="0.5in" fo:margin-right="0in" fo:text-indent="0in" style:auto-text-indent="false" fo:background-color="transparent"/>
      <style:text-properties fo:color="#000000" loext:opacity="100%" style:font-name="Times New Roman" fo:font-size="11pt" fo:font-style="normal" fo:font-weight="normal" officeooo:rsid="0014612b" officeooo:paragraph-rsid="0014612b" style:font-style-asian="normal" style:font-weight-asian="normal" style:font-style-complex="normal" style:font-weight-complex="normal"/>
    </style:style>
    <style:style style:name="P34" style:family="paragraph" style:parent-style-name="Standard">
      <loext:graphic-properties draw:fill="none"/>
      <style:paragraph-properties fo:margin-left="0.5in" fo:margin-right="0in" fo:text-indent="0in" style:auto-text-indent="false" fo:background-color="transparent"/>
      <style:text-properties fo:color="#000000" loext:opacity="100%" style:font-name="Times New Roman" fo:font-size="11pt" officeooo:paragraph-rsid="001c0389"/>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officeooo:rsid="00067b70" style:font-style-asian="italic" style:font-style-complex="italic"/>
    </style:style>
    <style:style style:name="T5" style:family="text">
      <style:text-properties fo:font-style="italic" officeooo:rsid="0013cb3c" style:font-style-asian="italic" style:font-style-complex="italic"/>
    </style:style>
    <style:style style:name="T6" style:family="text">
      <style:text-properties officeooo:rsid="00046236"/>
    </style:style>
    <style:style style:name="T7" style:family="text">
      <style:text-properties officeooo:rsid="00067b70"/>
    </style:style>
    <style:style style:name="T8" style:family="text">
      <style:text-properties fo:font-style="normal" officeooo:rsid="00067b70" style:font-style-asian="normal" style:font-style-complex="normal"/>
    </style:style>
    <style:style style:name="T9" style:family="text">
      <style:text-properties fo:font-style="normal" officeooo:rsid="0013cb3c" style:font-style-asian="normal" style:font-style-complex="normal"/>
    </style:style>
    <style:style style:name="T10" style:family="text">
      <style:text-properties fo:font-style="normal" fo:font-weight="normal" officeooo:rsid="0013cb3c" style:font-style-asian="normal" style:font-weight-asian="normal" style:font-style-complex="normal" style:font-weight-complex="normal"/>
    </style:style>
    <style:style style:name="T11" style:family="text">
      <style:text-properties fo:font-style="normal" fo:font-weight="normal" officeooo:rsid="00192fe6" style:font-style-asian="normal" style:font-weight-asian="normal" style:font-style-complex="normal" style:font-weight-complex="normal"/>
    </style:style>
    <style:style style:name="T12" style:family="text">
      <style:text-properties fo:font-style="normal" fo:font-weight="normal" officeooo:rsid="001c0389" style:font-style-asian="normal" style:font-weight-asian="normal" style:font-style-complex="normal" style:font-weight-complex="normal"/>
    </style:style>
    <style:style style:name="T13" style:family="text">
      <style:text-properties fo:font-style="normal" fo:font-weight="bold" officeooo:rsid="001c0389" style:font-style-asian="normal" style:font-weight-asian="bold" style:font-style-complex="normal" style:font-weight-complex="bold"/>
    </style:style>
    <style:style style:name="T14" style:family="text">
      <style:text-properties fo:color="#000000" loext:opacity="100%" style:font-name="Times New Roman" fo:font-size="11pt"/>
    </style:style>
    <style:style style:name="T15" style:family="text">
      <style:text-properties fo:color="#000000" loext:opacity="100%" style:font-name="Times New Roman" fo:font-size="11pt" fo:font-style="italic"/>
    </style:style>
    <style:style style:name="T16" style:family="text">
      <style:text-properties fo:color="#000000" loext:opacity="100%" style:font-name="Times New Roman" fo:font-size="11pt" officeooo:rsid="00046236"/>
    </style:style>
    <style:style style:name="T17" style:family="text">
      <style:text-properties fo:color="#000000" loext:opacity="100%" style:font-name="Times New Roman" fo:font-size="11pt" officeooo:rsid="00067b70"/>
    </style:style>
    <style:style style:name="T18" style:family="text">
      <style:text-properties fo:color="#000000" loext:opacity="100%" style:font-name="Times New Roman" fo:font-size="11pt" fo:font-style="normal" style:font-style-asian="normal" style:font-style-complex="normal"/>
    </style:style>
    <style:style style:name="T19" style:family="text">
      <style:text-properties fo:color="#000000" loext:opacity="100%" style:font-name="Times New Roman" fo:font-size="11pt" fo:font-style="normal" officeooo:rsid="00081bb2" style:font-style-asian="normal" style:font-style-complex="normal"/>
    </style:style>
    <style:style style:name="T20" style:family="text">
      <style:text-properties fo:color="#000000" loext:opacity="100%" style:font-name="Times New Roman" fo:font-size="11pt" fo:font-style="normal" officeooo:rsid="0008c0f8" style:font-style-asian="normal" style:font-style-complex="normal"/>
    </style:style>
    <style:style style:name="T21" style:family="text">
      <style:text-properties fo:color="#000000" loext:opacity="100%" style:font-name="Times New Roman" fo:font-size="11pt" fo:font-style="normal" officeooo:rsid="000fcc1c" style:font-style-asian="normal" style:font-style-complex="normal"/>
    </style:style>
    <style:style style:name="T22" style:family="text">
      <style:text-properties officeooo:rsid="00081bb2"/>
    </style:style>
    <style:style style:name="T23" style:family="text">
      <style:text-properties officeooo:rsid="000a09e4"/>
    </style:style>
    <style:style style:name="T24" style:family="text">
      <style:text-properties officeooo:rsid="000a9571"/>
    </style:style>
    <style:style style:name="T25" style:family="text">
      <style:text-properties officeooo:rsid="000c8d99"/>
    </style:style>
    <style:style style:name="T26" style:family="text">
      <style:text-properties officeooo:rsid="00106761"/>
    </style:style>
    <style:style style:name="T27" style:family="text">
      <style:text-properties officeooo:rsid="0012448e"/>
    </style:style>
    <style:style style:name="T28" style:family="text">
      <style:text-properties officeooo:rsid="0016a904"/>
    </style:style>
    <style:style style:name="T29" style:family="text">
      <style:text-properties officeooo:rsid="00185868"/>
    </style:style>
    <style:style style:name="T30" style:family="text">
      <style:text-properties officeooo:rsid="00195e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Jeremiah Kent</text:p>
      <text:p text:style-name="P26"><text:span text:style-name="T7">1816 Avenida Del Diablo </text:span>Escondido, CA 9202<text:span text:style-name="T7">9</text:span></text:p>
      <text:p text:style-name="P27">(951) 452-7972 • <text:a xlink:type="simple" xlink:href="mailto:ibiwan@gmail.com" text:style-name="Internet_20_link" text:visited-style-name="Visited_20_Internet_20_Link">ibiwan@gmail.com</text:a></text:p>
      <text:p text:style-name="P28">February 2023</text:p>
      <text:p text:style-name="P28"/>
      <text:p text:style-name="P1"><text:span text:style-name="T1">Objective</text:span>:</text:p>
      <text:p text:style-name="P25"><text:tab/>I am looking for a position developing software according to appropriate best practices and architecture patterns, <text:span text:style-name="T28">including modern architecture and life cycles, </text:span>and guiding a team in <text:span text:style-name="T28">those practices</text:span>.</text:p>
      <text:p text:style-name="P1"/>
      <text:p text:style-name="P1"><text:span text:style-name="T1">Education</text:span>:</text:p>
      <text:p text:style-name="P1"><text:tab/>• <text:span text:style-name="T3">B.S. Electrical Engineering</text:span>, June 2002</text:p>
      <text:p text:style-name="P1"><text:tab/>University of California, Riverside</text:p>
      <text:p text:style-name="P1"/>
      <text:p text:style-name="P2">Proficiencies:</text:p>
      <text:p text:style-name="P1"><text:span text:style-name="T3"><text:tab/>• </text:span>Python, <text:span text:style-name="T22">M</text:span>ongo<text:span text:style-name="T22">DB</text:span>, PostgreSQL, <text:span text:style-name="T26">React/</text:span><text:span text:style-name="T29">Vue</text:span>,<text:span text:style-name="T7"> </text:span><text:span text:style-name="T26">Kotlin, Spring Boot</text:span></text:p>
      <text:p text:style-name="P1"><text:tab/>• <text:span text:style-name="T30">Node.js: Express, Nest, TypeScript, Apollo, Custom Middleware, Container Dev/Deploy </text:span></text:p>
      <text:p text:style-name="P1"><text:tab/>• <text:span text:style-name="T26">Enterprise Development: CI, CD, Service Mesh, Data Lake, Kubernetes, AWS, <text:line-break/><text:tab/> <text:s text:c="2"/>Inner-Source cross-team collaboration, Rich Logging, Metrics, Performance Analysis</text:span></text:p>
      <text:p text:style-name="P1"><text:tab/><text:span text:style-name="T3">• </text:span>UNIX, Linux, Hardware, Embedded Systems, <text:span text:style-name="T7">Container/Cloud Computing, CI/CD/DevOps</text:span></text:p>
      <text:p text:style-name="P1"/>
      <text:p text:style-name="P2">Interests:</text:p>
      <text:p text:style-name="P1"><text:tab/><text:span text:style-name="T3">•</text:span> Programming Paradigms: Functional, Objective, Distributed, <text:span text:style-name="T27">Cluster/</text:span><text:span text:style-name="T26">Mesh</text:span></text:p>
      <text:p text:style-name="P1"><text:tab/><text:span text:style-name="T3">•</text:span> Language Engineering/Design: Grammar, Features, Trade-offs.</text:p>
      <text:p text:style-name="P1"/>
      <text:p text:style-name="P3">Personal Projects:</text:p>
      <text:p text:style-name="P1"><text:tab/><text:span text:style-name="T3">•</text:span> <text:a xlink:type="simple" xlink:href="http://github.com/ibiwan" text:style-name="Internet_20_link" text:visited-style-name="Visited_20_Internet_20_Link">http://github.com/ibiwan</text:a></text:p>
      <table:table table:name="Table1" table:style-name="Table1">
        <table:table-column table:style-name="Table1.A"/>
        <table:table-column table:style-name="Table1.B"/>
        <table:table-row>
          <table:table-cell table:style-name="Table1.A1" office:value-type="string">
            <text:p text:style-name="P17"><text:span text:style-name="T3">•</text:span> <text:s/>Regular Expression parser in C++</text:p>
            <text:p text:style-name="P17">• <text:s/>BigInt implementation in Swift</text:p>
            <text:p text:style-name="P17">• <text:s/>Budget tracker in Objective-C</text:p>
            <text:p text:style-name="P17">• <text:s/>Web-based JSON viewer/editor in <text:span text:style-name="T25">N</text:span>ode.js</text:p>
            <text:p text:style-name="P23">• <text:s/><text:span text:style-name="T26">Reimplement “Reactor Idle” for my kids’ iPads</text:span></text:p>
            <text:p text:style-name="P23">• <text:s/>Personal web site in modified <text:span text:style-name="T24">M</text:span>aterialize.css</text:p>
          </table:table-cell>
          <table:table-cell table:style-name="Table1.A1" office:value-type="string">
            <text:p text:style-name="P17">• <text:s/>Web Comics review social media site in Django</text:p>
            <text:p text:style-name="P17">• <text:s/>Robot-programming language compiler in Pytho<text:span text:style-name="T26">n</text:span></text:p>
            <text:p text:style-name="P22">• <text:s/>HTTP Message Processor and Query Manager <text:line-break/> <text:s text:c="2"/>(to replace Postman usage)</text:p>
            <text:p text:style-name="P23">• <text:s/><text:span text:style-name="T26">Interactive model of Disneyland </text:span><text:a xlink:type="simple" xlink:href="https://ibiwan.github.io/index.html" text:style-name="Internet_20_link" text:visited-style-name="Visited_20_Internet_20_Link"><text:span text:style-name="T26">water marble</text:span></text:a><text:span text:style-name="T26"> <text:line-break/> <text:s text:c="2"/>sculpture since we couldn’t visit during quarantine</text:span></text:p>
          </table:table-cell>
        </table:table-row>
      </table:table>
      <text:p text:style-name="P1"><text:line-break/><text:tab/><text:span text:style-name="T3">•</text:span> Various one-offs in Perl, Python, Ruby, C, C++, Swift, JavaScript</text:p>
      <text:p text:style-name="P1"/>
      <text:p text:style-name="P1"><text:span text:style-name="T1">Work Experience</text:span>:</text:p>
      <text:p text:style-name="P6">• <text:span text:style-name="T5">Staff Software Engineer</text:span><text:span text:style-name="T10">, Intuit Inc., Jan 2021 to </text:span><text:span text:style-name="T11">Feb 2023</text:span></text:p>
      <text:p text:style-name="P20">Led team developing and maintaining the core service used by a new product and new feature sets. <text:s/>Developed <text:span text:style-name="T2">Kotlin</text:span>/<text:span text:style-name="T2">Spring Boot</text:span> service that interacted with internal services, external APIs, and upstream and downstream <text:span text:style-name="T2">Kafka</text:span> peers to maintain the central entities that the rest of the product’s services derived from and connected to.</text:p>
      <text:p text:style-name="P20">Wrote run-the-business Runbook for the team, and assisted more junior engineers in on-call rotation as issues were surfaced, in triage, research, and planning/designing/working on solutions.</text:p>
      <text:p text:style-name="P20">Developed project workflow document the team could use for each new feature and bug fix, to make sure all the <text:span text:style-name="T2">SDLC</text:span> considerations were evaluated before moving forward on each phase.</text:p>
      <text:p text:style-name="P21">Developed and presented curricula for various learning topics, including <text:span text:style-name="T2">Kotlin</text:span>, Metrics/Cardinality considerations, and ISL, an internally-developed ETL scripting language.</text:p>
      <text:p text:style-name="P21">Authored documents for cross-team review and consumption, including Root-Cause Analyses, Project Design Documents, Go/No-Go Checklists, Architecture References.</text:p>
      <text:p text:style-name="P21">Created Documents and Diagrams for several existing systems, workflows, and integrations that were previously just kept as tribal knowledge.</text:p>
      <text:p text:style-name="P34"><text:span text:style-name="T12">Developed in </text:span><text:span text:style-name="T13">Node </text:span><text:span text:style-name="T12">and </text:span><text:span text:style-name="T13">React </text:span><text:span text:style-name="T12">for API federation and web ui modules, respectively.<text:line-break/></text:span></text:p>
      <text:p text:style-name="P7">• <text:span text:style-name="T4">Senior Software Engineer</text:span><text:span text:style-name="T8">, </text:span><text:a xlink:type="simple" xlink:href="https://gozego.com/" text:style-name="Internet_20_link" text:visited-style-name="Visited_20_Internet_20_Link"><text:span text:style-name="T8">Zego</text:span></text:a><text:span text:style-name="T8"> Inc. (formerly PayLease), Oct 2018 to </text:span><text:span text:style-name="T9">Jan 2021</text:span><text:span text:style-name="T8">.</text:span></text:p>
      <text:p text:style-name="P19"><text:span text:style-name="T27">Worked</text:span> maintaining legacy multi-framework PHP monolith.</text:p>
      <text:p text:style-name="P19">Helped design and implement Stripe payments functionality to support international currencies and payments.</text:p>
      <text:p text:style-name="P30"><text:span text:style-name="T19">Participated in design, and led team in implementing, the company’s first microservice cluster, for data import and integration. <text:s/></text:span><text:span text:style-name="T20">This was also a testbed for the company’s cloud-hosted containerized deployments.</text:span></text:p>
      <text:p text:style-name="P31"><text:span text:style-name="T18">Designed, and guided team in implementing, a full-stack feature including a </text:span><text:span text:style-name="T21">K</text:span><text:span text:style-name="T18">ubernetes-hosted backend with database and cloud storage, integrations with internal and external APIs, web and mobile frontends, and email/sms/mobile end-user notifications.</text:span></text:p>
      <text:p text:style-name="P18"/>
      <text:p text:style-name="Standard"><text:span text:style-name="T15"><text:tab/>• Senior Software Engineer</text:span><text:span text:style-name="T14">, </text:span><text:a xlink:type="simple" xlink:href="https://www.pathway.com/" text:style-name="Internet_20_link" text:visited-style-name="Visited_20_Internet_20_Link">Pathway Genomics</text:a><text:span text:style-name="T14">, Aug 2018 </text:span><text:span text:style-name="T16">to</text:span><text:span text:style-name="T14"> </text:span><text:span text:style-name="T17">Oct 2018</text:span><text:span text:style-name="T14">.</text:span></text:p>
      <text:p text:style-name="P9">Brought a report translation implementation from partial implementation to fully working with error handling and generalized logic, working with components in Symfony 4, Zend 1, and opaque apis.</text:p>
      <text:p text:style-name="P9">Worked on a team bootstrapping a React-Native mobile app from scratch into a working demo that another team could build out from POC into a full product.</text:p>
      <text:p text:style-name="P8">Helping build a new report generation and presentation engine as a replacement for the company’s current web products, using <text:span text:style-name="T23">N</text:span>ode.js and React.js</text:p>
      <text:p text:style-name="P1"/>
      <text:p text:style-name="P1"><text:tab/>•<text:span text:style-name="T3"> Senior Software Engineer, </text:span><text:a xlink:type="simple" xlink:href="https://americanaddictioncenters.org/" text:style-name="Internet_20_link" text:visited-style-name="Visited_20_Internet_20_Link"><text:span text:style-name="T3">American Addiction Centers</text:span></text:a>, Feb 2016 to Aug 2018.</text:p>
      <text:p text:style-name="P5">Maintain<text:span text:style-name="T6">ed</text:span> Linux/Nginx/PostgreSQL/PHP stack for addiction treatment center directory API, including front-end site backing, facility search, content management, various paid services, reporting, etc.</text:p>
      <text:p text:style-name="P5">Help<text:span text:style-name="T6">ed</text:span> maintain 30+ front-end websites including rehabs.com and recovery.org, running heavily customized WordPress installations.</text:p>
      <text:p text:style-name="P5">Help<text:span text:style-name="T6">ed</text:span> port sites and internal services from various hosting into a full AWS environment, with gains in security, performance, consistency, flexibility, monitoring, backups, and maintainability.</text:p>
      <text:p text:style-name="P1"/>
      <text:p text:style-name="P1"><text:tab/>• <text:span text:style-name="T3">Senior Software Engineer, </text:span><text:a xlink:type="simple" xlink:href="http://istorage.com/" text:style-name="Internet_20_link" text:visited-style-name="Visited_20_Internet_20_Link"><text:span text:style-name="T3">iStorage.com</text:span></text:a><text:span text:style-name="T3">, </text:span>July 2013 to Feb 2016, <text:span text:style-name="T27">Partially Remote.</text:span></text:p>
      <text:p text:style-name="P5">Maintained Linux-Apache-MySql-PHP (LAMP) stack for public web site, reporting backend, content management system, and several internal-use APIs. <text:s/></text:p>
      <text:p text:style-name="P5">Designed and implemented a full rewrite for all of the above using Symfony2 and PostgreSQL. <text:s/>Created C#.NET relays to more stably connect PHP to third-party SOAP/WCF and MSSQL services, and a Windows desktop notification system for Point-of-Sale machines at individual facilities. </text:p>
      <text:p text:style-name="P24"/>
      <text:p text:style-name="P1"><text:span text:style-name="T3"><text:tab/>• Software Developer II, </text:span><text:a xlink:type="simple" xlink:href="http://www.ga-asi.com/" text:style-name="Internet_20_link" text:visited-style-name="Visited_20_Internet_20_Link"><text:span text:style-name="T3">General Atomics Aeronautical</text:span></text:a>, July 2008 to July 2013.</text:p>
      <text:p text:style-name="P5">Composed software change documents, including high-level descriptions for customers, low-level descriptions for engineers, and tracing for requirements, rigor, reproducibility, and several layers of testing. Responsible for design, implementation, code review, testing, and meeting formal requirements on such changes. Performed research to track down problems discovered in testing or in the field, and wrote reports on findings, to be evaluated for turning into software changes. <text:s/>Point-of-contact for two products, coordinating engineers in designing, merging, and testing the products' build for every iteration of the software suite.<text:line-break/>Performed a design role in several new projects, designing formal code interfaces (ICDs), user interfaces, and code structure.</text:p>
      <text:p text:style-name="P5"/>
      <text:p text:style-name="P5"><text:span text:style-name="T3">• Lead Developer (Contract), </text:span><text:a xlink:type="simple" xlink:href="http://crowdclock.com/" text:style-name="Internet_20_link" text:visited-style-name="Visited_20_Internet_20_Link"><text:span text:style-name="T3">CrowdClock</text:span></text:a>, May 2012 to December 2012.</text:p>
      <text:p text:style-name="P5">Developed the REST back-end API in PHP 5.3 for a social networking site. Worked to find and use best-practices for each problem area, including newer PHP features where applicable. Coordinated communication with front-end developers (iOS and Web) and maintained API docs for their reference.</text:p>
      <text:p text:style-name="P1"><text:tab/></text:p>
      <text:p text:style-name="P10"/>
      <text:p text:style-name="P11"><text:span text:style-name="T3">• Database Administrator (Engineer II), </text:span><text:a xlink:type="simple" xlink:href="http://www.fanbox.com/" text:style-name="Internet_20_link" text:visited-style-name="Visited_20_Internet_20_Link">Fanbox.com</text:a>, January 2008 to July 2008.</text:p>
      <text:p text:style-name="P5">Administered a network of SQL Server 2005 machines. <text:s/>Reviewed <text:span text:style-name="T27">developer-submitted </text:span>stored procedures for best practices and efficiency. <text:s/>Maintained indexes, data integrity, server performance, and backups. <text:s/>Maintained separate development, testing, QA, live (OLTP), and reporting environments. (C#, TSQL)</text:p>
      <text:p text:style-name="P1"><text:tab/></text:p>
      <text:p text:style-name="P10"><text:span text:style-name="T3">• Software Developer</text:span>, <text:a xlink:type="simple" xlink:href="http://www.datagenix.com/" text:style-name="Internet_20_link" text:visited-style-name="Visited_20_Internet_20_Link">DataGenix</text:a>, March 2006 to September 2007.</text:p>
      <text:p text:style-name="P5">Developer: Insurance claims processing suite: C#.NET, Python, MSSQL.</text:p>
      <text:p text:style-name="P5">Designed a strong-encryption licensing system.</text:p>
      <text:p text:style-name="P4"/>
      <text:p text:style-name="P12"><text:span text:style-name="T3">• Grad. Student Researcher</text:span>, <text:a xlink:type="simple" xlink:href="http://www.cert.ucr.edu/" text:style-name="Internet_20_link" text:visited-style-name="Visited_20_Internet_20_Link">Ctr. for Environmental Research and Tech.</text:a>, UCR CE-CERT, Mar. to Sep. 2005.</text:p>
      <text:p text:style-name="P13"><text:s text:c="2"/>Developer: Shared Vehicle System. <text:s/>VB6, MS Access, GIS.</text:p>
      <text:p text:style-name="P13"><text:s text:c="2"/>In-vehicle system: Embedded C/C++, Hardware/wiring harnesses, custom PCB layout. <text:s/>Programmed with interfaces to GPS location receiver, GPRS cell communications, and vehicle CAN bus.</text:p>
      <text:p text:style-name="P13">System read vehicle status and controlled locking and ignition systems, communicating wirelessly with a remote backend system to control user access and usage monitoring for billing. <text:s/>System also coordinated a human tech who kept cars distributed geographically as needed for demand.</text:p>
      <text:p text:style-name="P5"/>
      <text:p text:style-name="P14"><text:span text:style-name="T3">• Failure Analysis Engineer (Engineer I)</text:span>, Quality Assurance Department, <text:a xlink:type="simple" xlink:href="http://www.irf.com/" text:style-name="Internet_20_link" text:visited-style-name="Visited_20_Internet_20_Link">International Rectifier</text:a>, Jan. to Jul. 2004.</text:p>
      <text:p text:style-name="P15">Performed analysis techniques on failed semiconductor devices: <text:s/>Electrical testing, X-ray and C-SAM imaging, chemical and mechanical decapsulation and delayering, optical and electron microscopy, and EDS material analysis.</text:p>
      <text:p text:style-name="P16"/>
      <text:p text:style-name="P14"><text:span text:style-name="T3">• Systems Administrator</text:span>, <text:a xlink:type="simple" xlink:href="http://cris.ucr.edu/" text:style-name="Internet_20_link" text:visited-style-name="Visited_20_Internet_20_Link">Center for Research in Intelligent Systems </text:a>(“<text:a xlink:type="simple" xlink:href="http://vislab.ucr.edu/" text:style-name="Internet_20_link" text:visited-style-name="Visited_20_Internet_20_Link">VISLAB</text:a>”), UCR, Jul. to Oct.2002.</text:p>
      <text:p text:style-name="P15">Maintained mixed network: Accounts, email, support, backups, hardware setup and purchasing. SunOS/Windows workstations, Solaris server rack.</text:p>
      <text:p text:style-name="P1"/>
      <text:p text:style-name="P14"><text:span text:style-name="T3">• Assistant Systems</text:span> <text:span text:style-name="T3">Administrator and Research Assistant</text:span>, <text:a xlink:type="simple" xlink:href="http://psych.ucr.edu/faculty/andersen/index.html" text:style-name="Internet_20_link" text:visited-style-name="Visited_20_Internet_20_Link">Dept. of Psychology</text:a>, UCR, Jun. 1997 to Dec. 2000.</text:p>
      <text:p text:style-name="P15">Visual stimuli for psychology experiments: C, C++, OpenGL (Analyzed results in Statistica)</text:p>
      <text:p text:style-name="P15">Maintained network: Accounts, backups, installation, training: Windows NT 4, sgi. </text:p>
      <text:p text:style-name="P15"/>
      <text:p text:style-name="P2">Other:</text:p>
      <text:p text:style-name="P1"><text:tab/>Security Clearance, SECRET, Not current.</text:p>
      <text:p text:style-name="P1"><text:tab/>Received 4-year UC Regents Scholarship.</text:p>
      <text:p text:style-name="P1"><text:tab/>Boy Scouts of America, Eagle Scout, awarded July 1997.</text:p>
      <text:p text:style-name="P1"><text:tab/>Second language: Russian, 1 year immersion.</text:p>
      <text:p text:style-name="P1"/>
      <text:p text:style-name="P1"><text:span text:style-name="T1">References: </text:span>A<text:span text:style-name="T3">vailable upon reques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Tahoma" svg:font-family="Tahoma" style:font-family-generic="system" style:font-pitch="variable"/>
    <style:font-face style:name="Times" svg:font-family="Times"/>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Times"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tab-stop-distance="0.5in" style:writing-mode="page"/>
      <style:text-properties fo:color="#000000" loext:opacity="100%" style:font-name="Times"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style:contextual-spacing="false" fo:line-height="115%"/>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0.3$MacOSX_X86_64 LibreOffice_project/c21113d003cd3efa8c53188764377a8272d9d6de</meta:generator>
    <dc:date>2023-02-28T10:34:36.043453887</dc:date>
    <meta:editing-duration>PT2H50M52S</meta:editing-duration>
    <meta:editing-cycles>20</meta:editing-cycles>
    <meta:document-statistic meta:table-count="1" meta:image-count="0" meta:object-count="0" meta:page-count="3" meta:paragraph-count="83" meta:word-count="1187" meta:character-count="8754" meta:non-whitespace-character-count="7582"/>
  </office:meta>
</office:document-meta>
</file>